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3.738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2.395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cc00" fo:font-weight="bold" style:font-weight-asian="bold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84d1" fo:font-weight="bold" style:font-weight-asian="bold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669900" fo:font-weight="bold" style:font-weight-asian="bold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996600" fo:font-weight="bold" style:font-weight-asian="bold" style:font-weight-complex="bold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6666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6666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3333ff" fo:font-weight="bold" style:font-weight-asian="bold" style:font-weight-complex="bold"/>
    </style:style>
    <style:style style:name="ce14" style:family="table-cell" style:parent-style-name="Excel_20_Built-in_20_Normal">
      <style:text-properties fo:color="#ff99ff"/>
    </style:style>
    <style:style style:name="ce15" style:family="table-cell" style:parent-style-name="Excel_20_Built-in_20_Normal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Arial" fo:font-size="10pt" style:font-size-asian="10pt" style:font-name-complex="Lucida Sans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15" office:value-type="string">
            <text:p>Résultat attendu</text:p>
          </table:table-cell>
          <table:table-cell table:style-name="ce15" office:value-type="string">
            <text:p>Comment vérifier le résultat attendu</text:p>
          </table:table-cell>
          <table:table-cell table:style-name="ce15" office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index.js</text:p>
          </table:table-cell>
          <table:table-cell table:style-name="ce9" office:value-type="string">
            <text:p>10 à 16</text:p>
          </table:table-cell>
          <table:table-cell table:style-name="ce11" office:value-type="string">
            <text:p>ListePeluches()</text:p>
          </table:table-cell>
          <table:table-cell table:style-name="ce16" office:value-type="string">
            <text:p>La fonction doit obtenir un appel à l'API avec une réponse de type 200 , 201 ect </text:p>
          </table:table-cell>
          <table:table-cell table:style-name="ce19" office:value-type="string">
            <text:p>Effectuer un console.log (productslist)</text:p>
          </table:table-cell>
          <table:table-cell table:style-name="ce16" office:value-type="string">
            <text:p>L'appel à l'API ne s'effectue pas correctement et un réponse 400 est renvoyée «  une erreur est survenue , veuillez réessayer plus tard »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roducts.js</text:p>
          </table:table-cell>
          <table:table-cell table:style-name="ce10" office:value-type="string">
            <text:p>5 à 50</text:p>
          </table:table-cell>
          <table:table-cell table:style-name="ce11" office:value-type="string">
            <text:p>generateCard()</text:p>
          </table:table-cell>
          <table:table-cell table:style-name="ce17" office:value-type="string">
            <text:p>Les informations sont bien récupérées du serveur vers le site Orinoco et Un tableau (array) est renvoyé avec le détail des produits </text:p>
          </table:table-cell>
          <table:table-cell table:style-name="ce18" office:value-type="string">
            <text:p>Console.log(productlist[i]) pour afficher le détail de chaque peluche.</text:p>
          </table:table-cell>
          <table:table-cell table:style-name="ce17" office:value-type="string">
            <text:p>Les paramétres donnés dans la boucle sont éronnés . La variable i n'est pas déclaré ou elle n'est pas initialisée à 0.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roducts.js</text:p>
          </table:table-cell>
          <table:table-cell table:style-name="ce10" office:value-type="string">
            <text:p>19 et 41</text:p>
          </table:table-cell>
          <table:table-cell table:style-name="ce12" office:value-type="string">
            <text:p>generateCard(productList)</text:p>
          </table:table-cell>
          <table:table-cell table:style-name="ce17" office:value-type="string">
            <text:p>Les éléments ajoutés dans la fonction s'affiche dans la page index.html</text:p>
          </table:table-cell>
          <table:table-cell table:style-name="ce17" office:value-type="string">
            <text:p>Création d'élément comme le prix : exemple let productprice = document.createElement ('p') <text:s text:c="26"/>productprice.innerhtml = productlist[i].price / 100 + ",00€";</text:p>
          </table:table-cell>
          <table:table-cell table:style-name="ce17" office:value-type="string">
            <text:p>Erreur de syntaxe de la variable utilisé pour createElement et innerHtml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oduct.js</text:p>
          </table:table-cell>
          <table:table-cell table:style-name="ce10" office:value-type="string">
            <text:p>1 à 4</text:p>
          </table:table-cell>
          <table:table-cell table:style-name="ce13" office:value-type="string">
            <text:p><text:s/>Const urlparams </text:p>
          </table:table-cell>
          <table:table-cell table:style-name="ce17" office:value-type="string">
            <text:p>Permet de récuperer l'url en cours de consultation </text:p>
          </table:table-cell>
          <table:table-cell table:style-name="ce17" office:value-type="string">
            <text:p>console.log(urlParams)</text:p>
          </table:table-cell>
          <table:table-cell table:style-name="ce17" office:value-type="string">
            <text:p>si je n'écris pas l'url de façon complète dans le script, j'obtiens une <text:s/>erreur 404.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product.js</text:p>
          </table:table-cell>
          <table:table-cell table:style-name="ce10" office:value-type="string">
            <text:p>6 à 7</text:p>
          </table:table-cell>
          <table:table-cell table:style-name="ce13" office:value-type="string">
            <text:p><text:s/>Const id</text:p>
          </table:table-cell>
          <table:table-cell table:style-name="ce17" office:value-type="string">
            <text:p>Récupére id du produit contenu dans l'url</text:p>
          </table:table-cell>
          <table:table-cell table:style-name="ce17" office:value-type="string">
            <text:p>console.log(id)</text:p>
          </table:table-cell>
          <table:table-cell table:style-name="ce17" office:value-type="string">
            <text:p>oublié de mettre get('id') <text:s/>'get' permet de lier une propriété d'un objet à une fonction qui sera appelée lorsqu'on accédera à la propriété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oduct.js</text:p>
          </table:table-cell>
          <table:table-cell table:style-name="ce10" office:value-type="string">
            <text:p>10 à 11</text:p>
          </table:table-cell>
          <table:table-cell table:style-name="ce13" office:value-type="string">
            <text:p>url</text:p>
          </table:table-cell>
          <table:table-cell table:style-name="ce18" office:value-type="string">
            <text:p>Affichage de l'adresse teddies + id</text:p>
          </table:table-cell>
          <table:table-cell table:style-name="ce18" office:value-type="string">
            <text:p>Console.log(url) ;</text:p>
          </table:table-cell>
          <table:table-cell table:style-name="ce17" office:value-type="string">
            <text:p>la const id n'étant pas correctement écrite (manque le get 'id' pour la récupération de celui ci dans l'adresse) . La vérification de la requête Ajax pour l'obtention de id n'est pas bonne 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eddy.js</text:p>
          </table:table-cell>
          <table:table-cell table:style-name="ce10" office:value-type="string">
            <text:p>2 à 12</text:p>
          </table:table-cell>
          <table:table-cell table:style-name="ce13" office:value-type="string">
            <text:p>custom</text:p>
          </table:table-cell>
          <table:table-cell table:style-name="ce18" office:value-type="string">
            <text:p>Récupération des informations de l'api du produit. Affichage sous forme Object un array avec les informations du produit récuperés dans l'API</text:p>
          </table:table-cell>
          <table:table-cell table:style-name="ce17" office:value-type="string">
            <text:p>console.log(custom)</text:p>
          </table:table-cell>
          <table:table-cell table:style-name="ce17" office:value-type="string">
            <text:p>Il ne peut y avoir qu'une seule méthode en utilisant le constructor dans une class. Si la class comporte plusieurs méthodes constructor une erreur <text:s/>syntaxError apparaît.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Teddy.js</text:p>
          </table:table-cell>
          <table:table-cell table:style-name="ce10" office:value-type="string">
            <text:p>14 à 82</text:p>
          </table:table-cell>
          <table:table-cell table:style-name="ce13" office:value-type="string">
            <text:p>displayOneTeddy()</text:p>
          </table:table-cell>
          <table:table-cell table:style-name="ce17" office:value-type="string">
            <text:p><text:s/>Création et Affichage des informations dans la page produit.html</text:p>
          </table:table-cell>
          <table:table-cell table:style-name="ce19" office:value-type="string">
            <text:p>Exemple : const customprice = document.createElement('p');</text:p>
            <text:p>Customprice.innerhtml = this.price;</text:p>
            <text:p/>
            <text:p>This.custompeluche.appendchild(customprice);</text:p>
          </table:table-cell>
          <table:table-cell table:style-name="ce17" office:value-type="string">
            <text:p>Erreur de syntaxe de la variable utilisée pour createElement et innerHtml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23 à 29</text:p>
          </table:table-cell>
          <table:table-cell table:style-name="ce13" office:value-type="string">
            <text:p>addToCart()</text:p>
          </table:table-cell>
          <table:table-cell table:style-name="ce17" office:value-type="string">
            <text:p>Le panier est bien envoyé dans le localStorage .Dans le localstorage affichage des produits du cartcontain grâce à événement du clic « ajouter au panier »</text:p>
          </table:table-cell>
          <table:table-cell table:style-name="ce17" office:value-type="string">
            <text:p>Console.log(cartcontain) ;</text:p>
          </table:table-cell>
          <table:table-cell table:style-name="ce17" office:value-type="string">
            <text:p>renvoie null pour le array cartContain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61 à 74</text:p>
          </table:table-cell>
          <table:table-cell table:style-name="ce13" office:value-type="string">
            <text:p>qtdLess()</text:p>
          </table:table-cell>
          <table:table-cell table:style-name="ce18" office:value-type="string">
            <text:p>Vérification que le bouton « - » supprime la ligne contenant les informations du produit <text:s/>La ligne du tableau disparaît bien lorsqu'on clic sur le bouton - </text:p>
          </table:table-cell>
          <table:table-cell table:style-name="ce17" office:value-type="string">
            <text:p>Si la quantité de la peluche est strictement égal à 1 lors du clic bouton – supprime les informations</text:p>
          </table:table-cell>
          <table:table-cell table:style-name="ce17" office:value-type="string">
            <text:p>La condition pour supprimé dans le splice n'est pas correctement remplit 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47 à 59</text:p>
          </table:table-cell>
          <table:table-cell table:style-name="ce13" office:value-type="string">
            <text:p>qtdMore()</text:p>
          </table:table-cell>
          <table:table-cell table:style-name="ce17" office:value-type="string">
            <text:p>Vérification du bouton + ajout bien un produit supplémentaire</text:p>
          </table:table-cell>
          <table:table-cell table:style-name="ce17" office:value-type="string">
            <text:p>A chaque clic sur le bouton + le nombre de produit augmente</text:p>
          </table:table-cell>
          <table:table-cell table:style-name="ce17" office:value-type="string">
            <text:p>propriété cliquable non ajouté 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94 à 100</text:p>
          </table:table-cell>
          <table:table-cell table:style-name="ce13" office:value-type="string">
            <text:p>updateTotal()</text:p>
          </table:table-cell>
          <table:table-cell table:style-name="ce18" office:value-type="string">
            <text:p>Mise à jour du total en fonction de l'ajout ou suppression de produit</text:p>
          </table:table-cell>
          <table:table-cell table:style-name="ce18" office:value-type="string">
            <text:p>Élément traités par foreach() est défini avant le premier appel à callback . Les éléments supprimés ne sont pas parcourus.</text:p>
          </table:table-cell>
          <table:table-cell table:style-name="ce17" office:value-type="string">
            <text:p>la chaine de caractère ne renvoie pas un entier exprimé dans la base de donné et renvoie NaN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CartObject.js</text:p>
          </table:table-cell>
          <table:table-cell table:style-name="ce10" office:value-type="string">
            <text:p>110 à 137</text:p>
          </table:table-cell>
          <table:table-cell table:style-name="ce13" office:value-type="string">
            <text:p>cartItem()</text:p>
          </table:table-cell>
          <table:table-cell table:style-name="ce17" office:value-type="string">
            <text:p>Affichage des informations dans la page panier.html</text:p>
          </table:table-cell>
          <table:table-cell table:style-name="ce20" office:value-type="string">
            <text:p>Si on supprime un produit dans la tableau , et que celui ci est vide la condition if se met en place et le message « votre panier est vide » s'affiche <text:s/>et masque le formulaire aussi non il affiche si un produit et dans le tableau et ainsi génére avec la boucle les éléments crées pour l'affichage </text:p>
          </table:table-cell>
          <table:table-cell table:style-name="ce17" office:value-type="string">
            <text:p><text:s/>Exemple dans la condition if <text:s/>(this.cartContain.length == 1) si un produit est dans le tableau la condition va retourner la message « votre panier est vide »</text:p>
          </table:table-cell>
          <table:table-cell table:number-columns-repeated="1018"/>
        </table:table-row>
        <table:table-row table:style-name="ro7">
          <table:table-cell table:style-name="ce6" office:value-type="string">
            <text:p>CartObject.js</text:p>
          </table:table-cell>
          <table:table-cell table:style-name="ce10" office:value-type="string">
            <text:p>177 à 184</text:p>
          </table:table-cell>
          <table:table-cell table:style-name="ce13" office:value-type="string">
            <text:p>fecth(url)</text:p>
          </table:table-cell>
          <table:table-cell table:style-name="ce16" office:value-type="string">
            <text:p>la requête post de la commande est réussit si order renvoie une réponse 200 , 201 ect</text:p>
          </table:table-cell>
          <table:table-cell table:style-name="ce18" office:value-type="string">
            <text:p><text:span text:style-name="T1">Console.log("</text:span><text:span text:style-name="T1"><text:a xlink:href="http://localhost:3000/api/teddies/order">http://localhost:3000/api/teddies/order</text:a></text:span><text:span text:style-name="T1">")</text:span></text:p>
          </table:table-cell>
          <table:table-cell table:style-name="ce16" office:value-type="string">
            <text:p>renvoie une erreur la method post n'est précisée</text:p>
          </table:table-cell>
          <table:table-cell table:number-columns-repeated="1018"/>
        </table:table-row>
        <table:table-row table:style-name="ro8">
          <table:table-cell table:style-name="ce7" office:value-type="string">
            <text:p>orderConfirmation.js</text:p>
          </table:table-cell>
          <table:table-cell table:style-name="ce10" office:value-type="string">
            <text:p>6 à 9</text:p>
          </table:table-cell>
          <table:table-cell table:style-name="ce13" office:value-type="string">
            <text:p>checkLocal()</text:p>
          </table:table-cell>
          <table:table-cell table:style-name="ce18" office:value-type="string">
            <text:p>Requête json contenant un object contact et un tableau products si le localStorage n'est pas null</text:p>
          </table:table-cell>
          <table:table-cell table:style-name="ce18" office:value-type="string">
            <text:p>Console.log(productscontact) ;</text:p>
          </table:table-cell>
          <table:table-cell table:style-name="ce16" office:value-type="string">
            <text:p>si la valeur retournée est null ou undefined la requête json ne sera pas renvoyée correctement .</text:p>
          </table:table-cell>
          <table:table-cell table:number-columns-repeated="1018"/>
        </table:table-row>
        <table:table-row table:style-name="ro9">
          <table:table-cell table:style-name="ce6" office:value-type="string">
            <text:p>CartObject.js</text:p>
          </table:table-cell>
          <table:table-cell table:style-name="ce10" office:value-type="string">
            <text:p>147 à 175</text:p>
          </table:table-cell>
          <table:table-cell table:style-name="ce13" office:value-type="string">
            <text:p>checkFormInput()</text:p>
          </table:table-cell>
          <table:table-cell table:style-name="ce18" office:value-type="string">
            <text:p>Vérification du formulaire avant l'envoie au back-end.Un message contenant l'erreur est bien affiché si le formulaire n'est pas correctement envoyé .</text:p>
          </table:table-cell>
          <table:table-cell table:style-name="ce16" office:value-type="string">
            <text:p>Utilisation d'une expression regex pour faire correspondre des combinaisons de caractères</text:p>
          </table:table-cell>
          <table:table-cell table:style-name="ce16" office:value-type="string">
            <text:p><text:s/>Exemple :si on ajoute un chiffre dans le champ prénom un message erreur nous sera renvoyé </text:p>
          </table:table-cell>
          <table:table-cell table:number-columns-repeated="1018"/>
        </table:table-row>
        <table:table-row table:style-name="ro10">
          <table:table-cell table:style-name="ce8" office:value-type="string">
            <text:p>orderConfirmation.js</text:p>
          </table:table-cell>
          <table:table-cell table:style-name="ce10" office:value-type="string">
            <text:p>10 à 16</text:p>
          </table:table-cell>
          <table:table-cell table:style-name="ce13" office:value-type="string">
            <text:p>checkLocalt()</text:p>
          </table:table-cell>
          <table:table-cell table:style-name="ce18" office:value-type="string">
            <text:p>Affichage dans la page confirmation.html du numéro de commande ainsi que dans la console order_id</text:p>
          </table:table-cell>
          <table:table-cell table:style-name="ce18" office:value-type="string">
            <text:p>Console.log(productscontact) ;</text:p>
          </table:table-cell>
          <table:table-cell table:style-name="ce16" office:value-type="string">
            <text:p>document.querySelector("#orderID").innerHTML = ' Voici le Numéro de votre commande: ' + this.productsContact . Le orderId n'est pas renseigné et ne renvoie pas le numéro de commande normalement 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orderConfirmation.js</text:p>
          </table:table-cell>
          <table:table-cell table:style-name="ce10" office:value-type="string">
            <text:p>21 à 27</text:p>
          </table:table-cell>
          <table:table-cell table:style-name="ce13" office:value-type="string">
            <text:p>updateTotal()</text:p>
          </table:table-cell>
          <table:table-cell table:style-name="ce18" office:value-type="string">
            <text:p>Affichage du montant dans la page confirmation.html ainsi que dans la console dans le array products</text:p>
          </table:table-cell>
          <table:table-cell table:style-name="ce18" office:value-type="string">
            <text:p>Console.log(productscontact) ;</text:p>
          </table:table-cell>
          <table:table-cell table:style-name="ce21" office:value-type="string">
            <text:p>la chaine de caractère ne renvoie pas un entier exprimé dans la base de donné et renvoie NaN</text:p>
          </table:table-cell>
          <table:table-cell table:number-columns-repeated="1018"/>
        </table:table-row>
        <table:table-row table:style-name="ro1" table:number-rows-repeated="10">
          <table:table-cell table:number-columns-repeated="2"/>
          <table:table-cell table:style-name="ce14"/>
          <table:table-cell table:style-name="ce16" table:number-columns-repeated="3"/>
          <table:table-cell table:number-columns-repeated="1018"/>
        </table:table-row>
        <table:table-row table:style-name="ro1" table:number-rows-repeated="15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1" table:number-rows-repeated="954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2" table:number-rows-repeated="1047576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5/05/2021</text:date>, <text:time>15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5-05T15:40:52.97</dc:date>
    <dc:creator>emilie b</dc:creator>
    <meta:editing-duration>PT15H42M43S</meta:editing-duration>
    <meta:editing-cycles>4</meta:editing-cycles>
    <meta:document-statistic meta:table-count="1" meta:cell-count="114" meta:object-count="0"/>
  </office:meta>
</office:document-meta>
</file>